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F4000001F4EDF6C559168033BA.png" manifest:media-type="image/png"/>
  <manifest:file-entry manifest:full-path="Pictures/10000201000001F4000001F48848360C75060335.png" manifest:media-type="image/png"/>
  <manifest:file-entry manifest:full-path="Pictures/1000000000000020000000204B249CA79A42C6D7.png" manifest:media-type="image/png"/>
  <manifest:file-entry manifest:full-path="Pictures/10000201000004B0000001907B8ACD4AC7311C8B.tif" manifest:media-type="image/tiff"/>
  <manifest:file-entry manifest:full-path="Pictures/1000020100000280000001E0E5E36B40855DA9FF.tif" manifest:media-type="image/tiff"/>
  <manifest:file-entry manifest:full-path="meta.xml" manifest:media-type="text/xml"/>
  <manifest:file-entry manifest:full-path="content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7cm, 1.195cm, 0cm, 0.358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5.016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599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23cm, 1.923cm, 1.423cm, 2.823cm)" draw:image-opacity="100%" style:mirror="none"/>
    </style:style>
    <style:style style:name="gr5" style:family="graphic" style:parent-style-name="objectwithoutfill">
      <style:graphic-properties draw:stroke="dash" draw:stroke-dash="Fine_20_Dashed" svg:stroke-width="0.051cm" svg:stroke-color="#1b1b1b" draw:marker-start-width="0.203cm" draw:marker-end-width="0.203cm" draw:fill="none" draw:textarea-vertical-align="middle" fo:padding-top="0.1cm" fo:padding-bottom="0.1cm" fo:padding-left="0.225cm" fo:padding-right="0.225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svg:stroke-width="0.051cm" svg:stroke-color="#000000" draw:marker-start="Arrow" draw:marker-start-width="0.203cm" draw:marker-end="Arrow" draw:marker-end-width="0.203cm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000000" draw:marker-start-width="0.203cm" draw:marker-end-width="0.203cm" draw:fill="none" draw:textarea-vertical-align="middle" fo:padding-top="0.1cm" fo:padding-bottom="0.1cm" fo:padding-left="0.225cm" fo:padding-right="0.225cm"/>
    </style:style>
    <style:style style:name="gr9" style:family="graphic" style:parent-style-name="standard">
      <style:graphic-properties draw:stroke="none" svg:stroke-color="#000000" draw:fill="none" draw:fill-color="#ffffff" fo:min-height="1.80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34cm, 3.082cm, 1.815cm, 2.534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12" style:family="graphic" style:parent-style-name="standard">
      <style:graphic-properties draw:stroke="none" draw:fill="none" fo:min-height="1.381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1b1b1b" draw:fill="solid" draw:fill-color="#1b1b1b" draw:textarea-horizontal-align="justify" draw:textarea-vertical-align="middle" draw:auto-grow-height="false" fo:min-height="0.156cm" fo:min-width="0.284cm"/>
    </style:style>
    <style:style style:name="gr15" style:family="graphic" style:parent-style-name="standard">
      <style:graphic-properties svg:stroke-width="0.102cm" svg:stroke-color="#1b1b1b" draw:marker-start-width="0.509cm" draw:marker-end-width="0.509cm" draw:fill="none" draw:textarea-horizontal-align="justify" draw:textarea-vertical-align="middle" draw:auto-grow-height="false" fo:min-height="0.368cm" fo:min-width="0.118cm" fo:padding-top="0.176cm" fo:padding-bottom="0.176cm" fo:padding-left="0.301cm" fo:padding-right="0.301cm"/>
    </style:style>
    <style:style style:name="gr16" style:family="graphic" style:parent-style-name="standard">
      <style:graphic-properties svg:stroke-color="#1b1b1b" draw:fill="solid" draw:fill-color="#1b1b1b" draw:textarea-horizontal-align="justify" draw:textarea-vertical-align="middle" draw:auto-grow-height="false" fo:min-height="0.562cm" fo:min-width="0.284cm"/>
    </style:style>
    <style:style style:name="gr17" style:family="graphic" style:parent-style-name="standard">
      <style:graphic-properties svg:stroke-color="#1b1b1b" draw:fill="solid" draw:fill-color="#1b1b1b" draw:textarea-horizontal-align="justify" draw:textarea-vertical-align="middle" draw:auto-grow-height="false" fo:min-height="0.156cm" fo:min-width="0.088cm"/>
    </style:style>
    <style:style style:name="gr18" style:family="graphic" style:parent-style-name="standard">
      <style:graphic-properties draw:stroke="none" svg:stroke-color="#000000" draw:fill="none" draw:fill-color="#ffffff" fo:min-height="1.682cm"/>
    </style:style>
    <style:style style:name="gr19" style:family="graphic" style:parent-style-name="objectwithoutfill">
      <style:graphic-properties svg:stroke-width="0.076cm" svg:stroke-color="#ababab" draw:marker-start-width="0.266cm" draw:marker-end-width="0.266cm" draw:fill="none" draw:textarea-vertical-align="middle" fo:padding-top="0.112cm" fo:padding-bottom="0.112cm" fo:padding-left="0.237cm" fo:padding-right="0.237cm"/>
    </style:style>
    <style:style style:name="gr20" style:family="graphic" style:parent-style-name="standard">
      <style:graphic-properties draw:stroke="none" svg:stroke-color="#000000" draw:fill="none" draw:fill-color="#ffffff" fo:min-height="0.42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5cm" fo:min-width="0.56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24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DejaVu Sans" fo:font-size="16pt" fo:font-weight="bold" style:font-size-asian="18pt" style:font-weight-asian="bold" style:font-size-complex="18pt" style:font-weight-complex="600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loext:graphic-properties draw:fill="none"/>
      <style:text-properties fo:font-size="35pt" style:font-size-asian="18pt" style:font-size-complex="18pt"/>
    </style:style>
    <style:style style:name="P7" style:family="paragraph">
      <loext:graphic-properties draw:fill="solid" draw:fill-color="#1b1b1b"/>
      <style:paragraph-properties fo:text-align="center"/>
    </style:style>
    <style:style style:name="P8" style:family="paragraph">
      <loext:graphic-properties draw:fill="none" draw:fill-color="#ffffff"/>
      <style:text-properties style:font-name="DejaVu Sans" fo:font-size="10pt" style:font-size-asian="18pt" style:font-size-complex="18pt"/>
    </style:style>
    <style:style style:name="P9" style:family="paragraph">
      <loext:graphic-properties draw:fill="none" draw:fill-color="#ffffff"/>
      <style:text-properties style:font-name="DejaVu Sans" fo:font-size="15pt"/>
    </style:style>
    <style:style style:name="T1" style:family="text">
      <style:text-properties style:font-name="DejaVu Sans" fo:font-size="16pt" fo:font-weight="bold" style:font-size-asian="18pt" style:font-weight-asian="bold" style:font-size-complex="18pt" style:font-weight-complex="600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35pt" fo:font-weight="bold" style:font-size-asian="18pt" style:font-weight-asian="bold" style:font-size-complex="18pt" style:font-weight-complex="600"/>
    </style:style>
    <style:style style:name="T4" style:family="text">
      <style:text-properties style:font-name="DejaVu Sans" fo:font-size="10pt" style:font-size-asian="18pt" style:font-size-complex="18pt"/>
    </style:style>
    <style:style style:name="T5" style:family="text">
      <style:text-properties style:font-name="DejaVu Sans" fo:font-size="15pt"/>
    </style:style>
    <style:style style:name="T6" style:family="text">
      <style:text-properties style:text-position="sub 58%" style:font-name="DejaVu Sans"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866cm" svg:height="7.821cm" svg:x="11.454cm" svg:y="2.625cm">
          <draw:image xlink:href="Pictures/1000020100000280000001E0E5E36B40855DA9FF.tif" xlink:type="simple" xlink:show="embed" xlink:actuate="onLoad">
            <text:p/>
          </draw:image>
        </draw:frame>
        <draw:frame draw:style-name="gr2" draw:text-style-name="P1" draw:layer="layout" svg:width="8.532cm" svg:height="5.427cm" svg:x="1cm" svg:y="6.461cm">
          <draw:image xlink:href="Pictures/10000201000004B0000001907B8ACD4AC7311C8B.tif" xlink:type="simple" xlink:show="embed" xlink:actuate="onLoad">
            <text:p/>
          </draw:image>
        </draw:frame>
        <draw:frame draw:style-name="gr3" draw:text-style-name="P1" draw:layer="layout" svg:width="8.267cm" svg:height="5.455cm" svg:x="1cm" svg:y="1.133cm">
          <draw:image xlink:href="Pictures/10000201000004B0000001907B8ACD4AC7311C8B.tif" xlink:type="simple" xlink:show="embed" xlink:actuate="onLoad">
            <text:p/>
          </draw:image>
        </draw:frame>
        <draw:frame draw:style-name="gr4" draw:text-style-name="P1" draw:layer="layout" svg:width="0.508cm" svg:height="0.508cm" svg:x="22.133cm" svg:y="5.445cm">
          <draw:image xlink:href="Pictures/10000201000001F4000001F48848360C75060335.png" xlink:type="simple" xlink:show="embed" xlink:actuate="onLoad">
            <text:p/>
          </draw:image>
        </draw:frame>
        <draw:line draw:style-name="gr5" draw:text-style-name="P1" draw:layer="layout" svg:x1="22.998cm" svg:y1="4.937cm" svg:x2="28.23cm" svg:y2="4.937cm">
          <text:p/>
        </draw:line>
        <draw:line draw:style-name="gr5" draw:text-style-name="P1" draw:layer="layout" svg:x1="28.229cm" svg:y1="9.788cm" svg:x2="28.229cm" svg:y2="4.962cm">
          <text:p/>
        </draw:line>
        <draw:line draw:style-name="gr5" draw:text-style-name="P1" draw:layer="layout" svg:x1="27.34cm" svg:y1="9.827cm" svg:x2="27.34cm" svg:y2="6.461cm">
          <text:p/>
        </draw:line>
        <draw:frame draw:style-name="gr6" draw:text-style-name="P2" draw:layer="layout" svg:width="0.2cm" svg:height="0.779cm" svg:x="18.409cm" svg:y="2.0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3" draw:layer="layout" svg:width="0.199cm" svg:height="0.767cm" svg:x="28.03cm" svg:y="10.13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7" draw:text-style-name="P3" draw:layer="layout" svg:x1="27.34cm" svg:y1="8.112cm" svg:x2="28.229cm" svg:y2="8.112cm">
          <text:p/>
        </draw:line>
        <draw:line draw:style-name="gr7" draw:text-style-name="P3" draw:layer="layout" svg:x1="25.64cm" svg:y1="4.973cm" svg:x2="25.64cm" svg:y2="6.472cm">
          <text:p/>
        </draw:line>
        <draw:line draw:style-name="gr8" draw:text-style-name="P1" draw:layer="layout" svg:x1="22.768cm" svg:y1="5.724cm" svg:x2="23.022cm" svg:y2="5.724cm">
          <text:p/>
        </draw:line>
        <draw:frame draw:style-name="gr9" draw:text-style-name="P4" draw:layer="layout" svg:width="1.397cm" svg:height="2.059cm" svg:x="21.955cm" svg:y="1.127cm">
          <draw:text-box>
            <text:p><text:span text:style-name="T1">b)</text:span></text:p>
          </draw:text-box>
        </draw:frame>
        <draw:line draw:style-name="gr5" draw:text-style-name="P1" draw:layer="layout" svg:x1="22.946cm" svg:y1="6.461cm" svg:x2="27.415cm" svg:y2="6.471cm">
          <text:p/>
        </draw:line>
        <draw:frame draw:style-name="gr6" draw:text-style-name="P3" draw:layer="layout" svg:width="1.999cm" svg:height="0.999cm" svg:x="17.369cm" svg:y="4.27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1" draw:layer="layout" svg:width="0.508cm" svg:height="0.508cm" svg:x="22.26cm" svg:y="2.27cm">
          <draw:image xlink:href="Pictures/10000201000001F4000001F48848360C75060335.png" xlink:type="simple" xlink:show="embed" xlink:actuate="onLoad">
            <text:p/>
          </draw:image>
        </draw:frame>
        <draw:frame draw:style-name="gr10" draw:text-style-name="P1" draw:layer="layout" svg:width="0.434cm" svg:height="0.508cm" svg:x="25.244cm" svg:y="4.302cm">
          <draw:image xlink:href="Pictures/10000000000001F4000001F4EDF6C559168033BA.png" xlink:type="simple" xlink:show="embed" xlink:actuate="onLoad">
            <text:p/>
          </draw:image>
        </draw:frame>
        <draw:frame draw:style-name="gr11" draw:text-style-name="P5" draw:layer="layout" svg:width="0.739cm" svg:height="0.725cm" svg:x="22.283cm" svg:y="5.571cm">
          <draw:text-box>
            <text:p><text:span text:style-name="T2">0</text:span></text:p>
          </draw:text-box>
        </draw:frame>
        <draw:frame draw:style-name="gr12" draw:text-style-name="P6" draw:layer="layout" svg:width="1.27cm" svg:height="1.631cm" svg:x="9.585cm" svg:y="5.664cm">
          <draw:text-box>
            <text:p><text:span text:style-name="T3">+</text:span></text:p>
          </draw:text-box>
        </draw:frame>
        <draw:line draw:style-name="gr13" draw:text-style-name="P1" draw:layer="layout" svg:x1="22.998cm" svg:y1="9.817cm" svg:x2="22.998cm" svg:y2="2.07cm">
          <text:p/>
        </draw:line>
        <draw:line draw:style-name="gr13" draw:text-style-name="P1" draw:layer="layout" svg:x1="22.947cm" svg:y1="9.817cm" svg:x2="30.083cm" svg:y2="9.827cm">
          <text:p/>
        </draw:line>
        <draw:custom-shape draw:style-name="gr14" draw:text-style-name="P7" draw:layer="layout" svg:width="0.895cm" svg:height="0.812cm" draw:transform="rotate (-0.771959128157092) translate (9.338cm 5.11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1.016cm" svg:height="1.016cm" svg:x="9.687cm" svg:y="6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895cm" svg:height="0.813cm" draw:transform="rotate (-0.771959128157092) translate (9.339cm 6.73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7" draw:layer="layout" svg:width="0.672cm" svg:height="0.812cm" draw:transform="rotate (0.00191986217719376) translate (10.893cm 6.05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4" draw:layer="layout" svg:width="1.397cm" svg:height="1.932cm" svg:x="0.873cm" svg:y="0.846cm">
          <draw:text-box>
            <text:p><text:span text:style-name="T1">a)</text:span></text:p>
          </draw:text-box>
        </draw:frame>
        <draw:path draw:style-name="gr19" draw:text-style-name="P1" draw:layer="layout" svg:width="3.148cm" svg:height="1.302cm" draw:transform="rotate (0.0713839664065681) translate (22.9290852686845cm 8.4635925645705cm)" svg:viewBox="0 0 3149 1303" svg:d="M0 1303c1783 0 3149-1303 3149-1303">
          <text:p/>
        </draw:path>
        <draw:path draw:style-name="gr19" draw:text-style-name="P1" draw:layer="layout" svg:width="7.098cm" svg:height="2.105cm" draw:transform="rotate (0.741939465022789) translate (24.5196161931341cm 6.81319334057105cm)" svg:viewBox="0 0 7099 2106" svg:d="M0 2106c2067 0 7099-2106 7099-2106">
          <text:p/>
        </draw:path>
        <draw:frame draw:style-name="gr4" draw:text-style-name="P1" draw:layer="layout" svg:width="0.508cm" svg:height="0.508cm" svg:x="25.689cm" svg:y="4.302cm">
          <draw:image xlink:href="Pictures/10000201000001F4000001F48848360C75060335.png" xlink:type="simple" xlink:show="embed" xlink:actuate="onLoad">
            <text:p/>
          </draw:image>
        </draw:frame>
        <draw:g>
          <draw:frame draw:style-name="gr20" draw:text-style-name="P8" draw:layer="layout" svg:width="0.762cm" svg:height="0.674cm" svg:x="28.991cm" svg:y="7.604cm">
            <draw:text-box>
              <text:p><text:span text:style-name="T4">+</text:span></text:p>
            </draw:text-box>
          </draw:frame>
          <draw:frame draw:style-name="gr10" draw:text-style-name="P1" draw:layer="layout" svg:width="0.434cm" svg:height="0.508cm" svg:x="28.43cm" svg:y="7.858cm">
            <draw:image xlink:href="Pictures/10000000000001F4000001F4EDF6C559168033BA.png" xlink:type="simple" xlink:show="embed" xlink:actuate="onLoad">
              <text:p/>
            </draw:image>
          </draw:frame>
          <draw:frame draw:style-name="gr21" draw:text-style-name="P9" draw:layer="layout" svg:width="1.061cm" svg:height="1.035cm" svg:x="28.61cm" svg:y="7.712cm">
            <draw:text-box>
              <text:p><text:span text:style-name="T5">B</text:span><text:span text:style-name="T6">1</text:span></text:p>
            </draw:text-box>
          </draw:frame>
        </draw:g>
        <draw:frame draw:style-name="gr20" draw:text-style-name="P8" draw:layer="layout" svg:width="0.762cm" svg:height="0.674cm" svg:x="29.118cm" svg:y="9.763cm">
          <draw:text-box>
            <text:p><text:span text:style-name="T4">+</text:span></text:p>
          </draw:text-box>
        </draw:frame>
        <draw:frame draw:style-name="gr21" draw:text-style-name="P9" draw:layer="layout" svg:width="1.061cm" svg:height="1.035cm" svg:x="28.737cm" svg:y="9.871cm">
          <draw:text-box>
            <text:p><text:span text:style-name="T5">B</text:span><text:span text:style-name="T6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75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4T12:08:15.862146020</meta:creation-date>
    <dc:date>2022-02-24T15:36:39.551375788</dc:date>
    <meta:editing-duration>P4DT3H21M39S</meta:editing-duration>
    <meta:editing-cycles>25</meta:editing-cycles>
    <meta:generator>LibreOffice/6.0.7.3$Linux_X86_64 LibreOffice_project/00m0$Build-3</meta:generator>
    <meta:document-statistic meta:object-count="35"/>
  </office:meta>
</office:document-meta>
</file>

<file path=Object 13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9/content.xml><?xml version="1.0" encoding="utf-8"?>
<math xmlns="http://www.w3.org/1998/Math/MathML" display="block"/>
</file>